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Standard">
      <style:text-properties officeooo:rsid="0018d6b2" officeooo:paragraph-rsid="0018d6b2"/>
    </style:style>
    <style:style style:name="P51" style:family="paragraph" style:parent-style-name="Standard">
      <loext:graphic-properties draw:fill="solid" draw:fill-color="#ffffff" draw:opacity="100%"/>
      <style:paragraph-properties fo:background-color="#ffffff"/>
      <style:text-properties officeooo:paragraph-rsid="001dccec"/>
    </style:style>
    <style:style style:name="P52" style:family="paragraph" style:parent-style-name="Standard">
      <loext:graphic-properties draw:fill="solid" draw:fill-color="#ffffff" draw:opacity="100%"/>
      <style:paragraph-properties fo:background-color="#ffffff"/>
      <style:text-properties officeooo:rsid="003b5111" officeooo:paragraph-rsid="003b5111"/>
    </style:style>
    <style:style style:name="P53"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54" style:family="paragraph" style:parent-style-name="Standard">
      <style:paragraph-properties fo:text-align="center" style:justify-single-word="false"/>
      <style:text-properties officeooo:paragraph-rsid="00613288"/>
    </style:style>
    <style:style style:name="P55" style:family="paragraph" style:parent-style-name="Text_20_body">
      <style:text-properties officeooo:rsid="0018d6b2" officeooo:paragraph-rsid="0018d6b2"/>
    </style:style>
    <style:style style:name="P56" style:family="paragraph" style:parent-style-name="Text_20_body">
      <style:text-properties officeooo:paragraph-rsid="0018d6b2"/>
    </style:style>
    <style:style style:name="P57" style:family="paragraph" style:parent-style-name="Text_20_body">
      <style:text-properties officeooo:rsid="001a3cf7" officeooo:paragraph-rsid="001a3cf7"/>
    </style:style>
    <style:style style:name="P58" style:family="paragraph" style:parent-style-name="Text_20_body">
      <style:text-properties officeooo:rsid="001c2fdc" officeooo:paragraph-rsid="001c2fdc"/>
    </style:style>
    <style:style style:name="P59" style:family="paragraph" style:parent-style-name="Text_20_body">
      <style:text-properties officeooo:rsid="001dccec" officeooo:paragraph-rsid="001dccec"/>
    </style:style>
    <style:style style:name="P60" style:family="paragraph" style:parent-style-name="Text_20_body">
      <style:text-properties officeooo:paragraph-rsid="001dccec"/>
    </style:style>
    <style:style style:name="P61" style:family="paragraph" style:parent-style-name="Text_20_body">
      <style:text-properties officeooo:rsid="0027f2da" officeooo:paragraph-rsid="0027f2da"/>
    </style:style>
    <style:style style:name="P62" style:family="paragraph" style:parent-style-name="Text_20_body">
      <style:text-properties officeooo:paragraph-rsid="0028730f"/>
    </style:style>
    <style:style style:name="P63" style:family="paragraph" style:parent-style-name="Text_20_body">
      <style:text-properties officeooo:rsid="002a7199" officeooo:paragraph-rsid="002a7199"/>
    </style:style>
    <style:style style:name="P64" style:family="paragraph" style:parent-style-name="Text_20_body">
      <style:text-properties officeooo:paragraph-rsid="002a7199"/>
    </style:style>
    <style:style style:name="P65" style:family="paragraph" style:parent-style-name="Text_20_body">
      <style:text-properties officeooo:rsid="002af211" officeooo:paragraph-rsid="002af211"/>
    </style:style>
    <style:style style:name="P66" style:family="paragraph" style:parent-style-name="Text_20_body">
      <style:text-properties officeooo:rsid="002c93f9" officeooo:paragraph-rsid="002c93f9"/>
    </style:style>
    <style:style style:name="P67" style:family="paragraph" style:parent-style-name="Text_20_body">
      <style:text-properties officeooo:rsid="002d9cf7" officeooo:paragraph-rsid="002d9cf7"/>
    </style:style>
    <style:style style:name="P68" style:family="paragraph" style:parent-style-name="Text_20_body">
      <style:text-properties officeooo:rsid="002fc9f9" officeooo:paragraph-rsid="002fc9f9"/>
    </style:style>
    <style:style style:name="P69" style:family="paragraph" style:parent-style-name="Text_20_body">
      <style:text-properties officeooo:rsid="0030ddb3" officeooo:paragraph-rsid="0030ddb3"/>
    </style:style>
    <style:style style:name="P70" style:family="paragraph" style:parent-style-name="Text_20_body">
      <style:text-properties officeooo:rsid="00332932" officeooo:paragraph-rsid="00332932"/>
    </style:style>
    <style:style style:name="P71" style:family="paragraph" style:parent-style-name="Text_20_body">
      <style:text-properties officeooo:rsid="00399d76" officeooo:paragraph-rsid="00399d76"/>
    </style:style>
    <style:style style:name="P72" style:family="paragraph" style:parent-style-name="Text_20_body">
      <style:text-properties officeooo:rsid="003b5111" officeooo:paragraph-rsid="003b5111"/>
    </style:style>
    <style:style style:name="P73" style:family="paragraph" style:parent-style-name="Text_20_body">
      <style:text-properties officeooo:rsid="003ba28f" officeooo:paragraph-rsid="003ba28f"/>
    </style:style>
    <style:style style:name="P74" style:family="paragraph" style:parent-style-name="Text_20_body">
      <style:text-properties officeooo:rsid="003c3116" officeooo:paragraph-rsid="003c3116"/>
    </style:style>
    <style:style style:name="P75" style:family="paragraph" style:parent-style-name="Text_20_body">
      <style:text-properties style:font-name="Liberation Sans" fo:font-size="16pt" fo:font-weight="bold" style:font-size-asian="16pt" style:font-weight-asian="bold" style:font-size-complex="16pt" style:font-weight-complex="bold"/>
    </style:style>
    <style:style style:name="P76" style:family="paragraph" style:parent-style-name="Text_20_body">
      <style:text-properties officeooo:rsid="003d3e8a" officeooo:paragraph-rsid="003d3e8a"/>
    </style:style>
    <style:style style:name="P77" style:family="paragraph" style:parent-style-name="Text_20_body">
      <style:text-properties officeooo:rsid="004043ee" officeooo:paragraph-rsid="004043ee"/>
    </style:style>
    <style:style style:name="P78" style:family="paragraph" style:parent-style-name="Text_20_body">
      <style:text-properties officeooo:rsid="00434288" officeooo:paragraph-rsid="00434288"/>
    </style:style>
    <style:style style:name="P79" style:family="paragraph" style:parent-style-name="Text_20_body">
      <style:text-properties fo:font-style="normal" officeooo:rsid="0018d6b2" officeooo:paragraph-rsid="0018d6b2" style:font-style-asian="normal" style:font-style-complex="normal"/>
    </style:style>
    <style:style style:name="P80" style:family="paragraph" style:parent-style-name="Text_20_body">
      <style:text-properties fo:font-style="normal" officeooo:rsid="001a3cf7" officeooo:paragraph-rsid="001a3cf7" style:font-style-asian="normal" style:font-style-complex="normal"/>
    </style:style>
    <style:style style:name="P81"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82" style:family="paragraph" style:parent-style-name="Text_20_body">
      <style:text-properties officeooo:rsid="0023f80a" officeooo:paragraph-rsid="0023f80a"/>
    </style:style>
    <style:style style:name="P83" style:family="paragraph" style:parent-style-name="Text_20_body">
      <style:text-properties officeooo:rsid="0067b92e" officeooo:paragraph-rsid="0067b92e"/>
    </style:style>
    <style:style style:name="P84" style:family="paragraph" style:parent-style-name="Text_20_body">
      <style:text-properties officeooo:rsid="006d3660" officeooo:paragraph-rsid="006e280e"/>
    </style:style>
    <style:style style:name="P85"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86"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87" style:family="paragraph" style:parent-style-name="Preformatted_20_Text">
      <style:text-properties officeooo:paragraph-rsid="0018d6b2"/>
    </style:style>
    <style:style style:name="P88" style:family="paragraph" style:parent-style-name="Preformatted_20_Text">
      <style:text-properties officeooo:paragraph-rsid="001a3cf7"/>
    </style:style>
    <style:style style:name="P89" style:family="paragraph" style:parent-style-name="Preformatted_20_Text">
      <style:text-properties officeooo:rsid="001dccec" officeooo:paragraph-rsid="001dccec"/>
    </style:style>
    <style:style style:name="P90" style:family="paragraph" style:parent-style-name="Preformatted_20_Text">
      <style:text-properties officeooo:rsid="003ba28f" officeooo:paragraph-rsid="003ba28f"/>
    </style:style>
    <style:style style:name="P91" style:family="paragraph" style:parent-style-name="Preformatted_20_Text">
      <style:text-properties fo:font-style="normal" officeooo:rsid="001a3cf7" officeooo:paragraph-rsid="001a3cf7" style:font-style-asian="normal" style:font-style-complex="normal"/>
    </style:style>
    <style:style style:name="P92"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93" style:family="paragraph" style:parent-style-name="Preformatted_20_Text">
      <style:text-properties officeooo:paragraph-rsid="0067b92e"/>
    </style:style>
    <style:style style:name="P94" style:family="paragraph" style:parent-style-name="Preformatted_20_Text">
      <style:text-properties officeooo:rsid="006d3660" officeooo:paragraph-rsid="006d3660"/>
    </style:style>
    <style:style style:name="P95" style:family="paragraph" style:parent-style-name="Preformatted_20_Text">
      <style:text-properties officeooo:rsid="006d3660" officeooo:paragraph-rsid="006e280e"/>
    </style:style>
    <style:style style:name="P96" style:family="paragraph" style:parent-style-name="Subtitle">
      <style:text-properties officeooo:paragraph-rsid="00567114"/>
    </style:style>
    <style:style style:name="P97" style:family="paragraph" style:parent-style-name="Heading">
      <style:text-properties officeooo:paragraph-rsid="0067b92e"/>
    </style:style>
    <style:style style:name="P98" style:family="paragraph" style:parent-style-name="Heading_20_1">
      <style:text-properties officeooo:rsid="003b5111" officeooo:paragraph-rsid="003b5111"/>
    </style:style>
    <style:style style:name="P99" style:family="paragraph" style:parent-style-name="Heading_20_1">
      <style:text-properties officeooo:rsid="001dccec" officeooo:paragraph-rsid="001dccec"/>
    </style:style>
    <style:style style:name="P100" style:family="paragraph" style:parent-style-name="Heading_20_1">
      <style:text-properties officeooo:rsid="003c3116" officeooo:paragraph-rsid="003c3116"/>
    </style:style>
    <style:style style:name="P101" style:family="paragraph" style:parent-style-name="Heading_20_1">
      <style:text-properties officeooo:rsid="0067b92e" officeooo:paragraph-rsid="0067b92e"/>
    </style:style>
    <style:style style:name="P102" style:family="paragraph" style:parent-style-name="Heading_20_1">
      <style:text-properties officeooo:paragraph-rsid="00399d76"/>
    </style:style>
    <style:style style:name="P103" style:family="paragraph" style:parent-style-name="Heading_20_2">
      <style:text-properties officeooo:rsid="001dccec" officeooo:paragraph-rsid="001dccec"/>
    </style:style>
    <style:style style:name="P104" style:family="paragraph" style:parent-style-name="Heading_20_2">
      <style:text-properties officeooo:rsid="001dccec" officeooo:paragraph-rsid="00226060"/>
    </style:style>
    <style:style style:name="P105" style:family="paragraph" style:parent-style-name="Heading_20_3">
      <style:text-properties officeooo:rsid="002af211" officeooo:paragraph-rsid="002af211"/>
    </style:style>
    <style:style style:name="P106" style:family="paragraph" style:parent-style-name="Table_20_Contents">
      <style:paragraph-properties fo:text-align="center" style:justify-single-word="false"/>
      <style:text-properties officeooo:rsid="006f4ac2" officeooo:paragraph-rsid="006f4ac2"/>
    </style:style>
    <style:style style:name="P107" style:family="paragraph" style:parent-style-name="Table_20_Contents">
      <style:text-properties officeooo:rsid="006f4ac2" officeooo:paragraph-rsid="006f4ac2"/>
    </style:style>
    <style:style style:name="P108"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officeooo:rsid="003e26f1"/>
    </style:style>
    <style:style style:name="T44" style:family="text">
      <style:text-properties officeooo:rsid="003e897f"/>
    </style:style>
    <style:style style:name="T45" style:family="text">
      <style:text-properties officeooo:rsid="0042e95a"/>
    </style:style>
    <style:style style:name="T46" style:family="text">
      <style:text-properties officeooo:rsid="00434288"/>
    </style:style>
    <style:style style:name="T47" style:family="text">
      <style:text-properties officeooo:rsid="00459cfd"/>
    </style:style>
    <style:style style:name="T48" style:family="text">
      <style:text-properties officeooo:rsid="004898d3"/>
    </style:style>
    <style:style style:name="T49" style:family="text">
      <style:text-properties officeooo:rsid="00494a73"/>
    </style:style>
    <style:style style:name="T50" style:family="text">
      <style:text-properties officeooo:rsid="004e18de"/>
    </style:style>
    <style:style style:name="T51" style:family="text">
      <style:text-properties officeooo:rsid="0058211c"/>
    </style:style>
    <style:style style:name="T52" style:family="text">
      <style:text-properties officeooo:rsid="00596d68"/>
    </style:style>
    <style:style style:name="T53" style:family="text">
      <style:text-properties officeooo:rsid="005ac3d1"/>
    </style:style>
    <style:style style:name="T54" style:family="text">
      <style:text-properties officeooo:rsid="005c26d2"/>
    </style:style>
    <style:style style:name="T55" style:family="text">
      <style:text-properties officeooo:rsid="005d81a6"/>
    </style:style>
    <style:style style:name="T56" style:family="text">
      <style:text-properties officeooo:rsid="022dda61"/>
    </style:style>
    <style:style style:name="T57" style:family="text">
      <style:text-properties style:font-name="Liberation Sans" fo:font-size="18pt" officeooo:rsid="0065ecfe" style:font-name-asian="Noto Sans CJK SC" style:font-size-asian="18pt" style:font-name-complex="Lohit Devanagari" style:font-size-complex="18pt"/>
    </style:style>
    <style:style style:name="T58" style:family="text">
      <style:text-properties style:font-name="Liberation Sans" fo:font-size="18pt" officeooo:rsid="006ad6ab" style:font-name-asian="Noto Sans CJK SC" style:font-size-asian="18pt" style:font-name-complex="Lohit Devanagari" style:font-size-complex="18pt"/>
    </style:style>
    <style:style style:name="T59" style:family="text">
      <style:text-properties officeooo:rsid="00613288"/>
    </style:style>
    <style:style style:name="T60" style:family="text">
      <style:text-properties officeooo:rsid="0055ef91"/>
    </style:style>
    <style:style style:name="T61" style:family="text">
      <style:text-properties officeooo:rsid="00630052"/>
    </style:style>
    <style:style style:name="T62" style:family="text">
      <style:text-properties officeooo:rsid="0067b92e"/>
    </style:style>
    <style:style style:name="T63" style:family="text">
      <style:text-properties officeooo:rsid="006b3cb0"/>
    </style:style>
    <style:style style:name="T64" style:family="text">
      <style:text-properties officeooo:rsid="006e28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Title">The QDL Configuration File</text:p>
      <text:p text:style-name="P96"><text:span text:style-name="T56">Version 1.</text:span><text:span text:style-name="T57">3.</text:span><text:span text:style-name="T58">1</text:span></text:p>
      <text:h text:style-name="Heading_20_1" text:outline-level="1">Configuration File Basics</text:h>
      <text:p text:style-name="P50">The basic format of the file is</text:p>
      <text:p text:style-name="P50"/>
      <text:p text:style-name="Preformatted_20_Text">&lt;config&gt;</text:p>
      <text:p text:style-name="Preformatted_20_Text"><text:s text:c="3"/>&lt;qdl name=”X”&gt;</text:p>
      <text:p text:style-name="Preformatted_20_Text"><text:s text:c="6"/>&lt;!-- stuff →</text:p>
      <text:p text:style-name="Preformatted_20_Text"><text:s text:c="3"/>&lt;/qdl&gt;</text:p>
      <text:p text:style-name="P87"><text:s text:c="3"/>&lt;qdl name=”<text:span text:style-name="T1">Y”</text:span>&gt;</text:p>
      <text:p text:style-name="P87"><text:s text:c="6"/>&lt;!-- stuff →</text:p>
      <text:p text:style-name="P87"><text:s text:c="3"/>&lt;/qdl&gt;</text:p>
      <text:p text:style-name="P87"><text:s text:c="2"/><text:span text:style-name="T1">&lt;!-- more configurations --&gt;</text:span></text:p>
      <text:p text:style-name="Preformatted_20_Text">&lt;/config&gt;</text:p>
      <text:p text:style-name="Preformatted_20_Text"/>
      <text:p text:style-name="P55">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79"/>
      <text:p text:style-name="P56"><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0">You may also make several configurations then refer them using aliases:</text:p>
      <text:p text:style-name="P88">&lt;config&gt;</text:p>
      <text:p text:style-name="P88"><text:s text:c="3"/><text:span text:style-name="T20">&lt;qdl name=”default” alias=”test-mysql-5.4.3”/&gt;</text:span></text:p>
      <text:p text:style-name="P88"><text:s text:c="3"/>&lt;qdl name=”<text:span text:style-name="T20">test-mysql-5.4.3</text:span>”&gt;</text:p>
      <text:p text:style-name="P88"><text:s text:c="6"/>&lt;!-- stuff →</text:p>
      <text:p text:style-name="P88"><text:s text:c="3"/>&lt;/qdl&gt;</text:p>
      <text:p text:style-name="P88"><text:s text:c="3"/>&lt;qdl name=”<text:span text:style-name="T20">test-mysql-6.0”</text:span>&gt;</text:p>
      <text:p text:style-name="P88"><text:s text:c="6"/>&lt;!-- stuff →</text:p>
      <text:p text:style-name="P88"><text:s text:c="3"/>&lt;/qdl&gt;</text:p>
      <text:p text:style-name="P88"><text:s text:c="2"/><text:span text:style-name="T1">&lt;!-- more configurations --&gt;</text:span></text:p>
      <text:p text:style-name="P88">&lt;/config&gt;</text:p>
      <text:p text:style-name="P91"/>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57"><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57">Th<text:span text:style-name="T49">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57">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89">&lt;/config&gt;</text:p>
      <text:p text:style-name="Preformatted_20_Text"/>
      <text:p text:style-name="P58">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58">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98" text:outline-level="1"><text:bookmark-start text:name="__RefHeading___Toc6885_66498657"/>A complete example<text:bookmark-end text:name="__RefHeading___Toc6885_66498657"/></text:h>
      <text:p text:style-name="P72">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49">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3">Assuming that this resides in the file <text:span text:style-name="T36">/</text:span><text:span text:style-name="T38">path/to/cfg.xml,</text:span><text:span text:style-name="T11"> you could invoke the interpreter using this:</text:span> </text:p>
      <text:p text:style-name="P90">java -jar qdl.jar -cfg /<text:span text:style-name="T11">path/to/cfg.xml -name minimal</text:span></text:p>
      <text:h text:style-name="P99" text:outline-level="1"><text:bookmark-start text:name="__RefHeading___Toc6818_66498657"/><text:soft-page-break/>The <text:span text:style-name="T48">Configuration</text:span> <text:span text:style-name="T48">R</text:span>eference<text:bookmark-end text:name="__RefHeading___Toc6818_66498657"/></text:h>
      <text:p text:style-name="P74">Each section corresponds to an entry in the configuration file.</text:p>
      <text:h text:style-name="P100" text:outline-level="1"><text:bookmark-start text:name="__RefHeading___Toc6887_66498657"/><text:span text:style-name="T33">c</text:span>onfig<text:bookmark-end text:name="__RefHeading___Toc6887_66498657"/></text:h>
      <text:p text:style-name="P74">This is the outermost tag and includes at least one qdl tag. This is so all of the qdl configuration can be kept separate in case there are other types of configuration in the file. It has neither attributes nor any other possible entry than qdl elements.</text:p>
      <text:h text:style-name="P100" text:outline-level="1"><text:bookmark-start text:name="__RefHeading___Toc6820_66498657"/>qdl<text:bookmark-end text:name="__RefHeading___Toc6820_66498657"/></text:h>
      <text:h text:style-name="P103" text:outline-level="2"><text:bookmark-start text:name="__RefHeading___Toc6822_66498657"/>Attributes<text:bookmark-end text:name="__RefHeading___Toc6822_66498657"/></text:h>
      <text:p text:style-name="P92"/>
      <table:table table:name="Table2" table:style-name="Table2">
        <table:table-column table:style-name="Table2.A"/>
        <table:table-column table:style-name="Table2.B"/>
        <table:table-column table:style-name="Table2.C"/>
        <table:table-column table:style-name="Table2.D"/>
        <table:table-row table:style-name="TableLine94653054384224">
          <table:table-cell table:style-name="Table2.A1" office:value-type="string">
            <text:p text:style-name="P9"><text:span text:style-name="T45">N</text:span>ame</text:p>
          </table:table-cell>
          <table:table-cell table:style-name="Table2.A1" office:value-type="string">
            <text:p text:style-name="P9">Req?</text:p>
          </table:table-cell>
          <table:table-cell table:style-name="Table2.A1" office:value-type="string">
            <text:p text:style-name="P9"><text:span text:style-name="T45">D</text:span>efault</text:p>
          </table:table-cell>
          <table:table-cell table:style-name="Table2.D1" office:value-type="string">
            <text:p text:style-name="P9"><text:span text:style-name="T45">D</text:span>escription</text:p>
          </table:table-cell>
        </table:table-row>
        <table:table-row table:style-name="TableLine94653074089632">
          <table:table-cell table:style-name="Table2.A2" office:value-type="string">
            <text:p text:style-name="P106">assertions_on</text:p>
          </table:table-cell>
          <table:table-cell table:style-name="Table2.A2" office:value-type="string">
            <text:p text:style-name="P106">N</text:p>
          </table:table-cell>
          <table:table-cell table:style-name="Table2.A2" office:value-type="string">
            <text:p text:style-name="P106">true</text:p>
          </table:table-cell>
          <table:table-cell table:style-name="Table2.D2" office:value-type="string">
            <text:p text:style-name="P107">Enabled or disable assertions. If disabled, no assertions will be processed, effectively ignoring them.</text:p>
          </table:table-cell>
        </table:table-row>
        <table:table-row table:style-name="TableLine94653074089632">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1">level</text:span>. <text:span text:style-name="T51">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4">s</text:span><text:span text:style-name="T51"> to the currently active log.</text:span></text:p>
          </table:table-cell>
        </table:table-row>
        <table:table-row table:style-name="TableLine94653065580640">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0">enables/</text:span>disables this configuration, so it will/<text:span text:style-name="T54">will</text:span> not be loaded.</text:p>
          </table:table-cell>
        </table:table-row>
        <table:table-row table:style-name="TableLine94653068016256">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4653071223680">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4653077215632">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style-name="TableLine94653059991120">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59">for</text:span> scripts. This effects the script_run and script_load commands.</text:p>
          </table:table-cell>
        </table:table-row>
        <table:table-row table:style-name="TableLine94653071209968">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0">A colon separated list of paths (including virtual file system paths) to be searched </text:span><text:span text:style-name="T59">for modules</text:span><text:span text:style-name="T60">. This effects the </text:span><text:span text:style-name="T61">module</text:span><text:span text:style-name="T60">_</text:span><text:span text:style-name="T59">load</text:span><text:span text:style-name="T60">.</text:span></text:p>
          </table:table-cell>
        </table:table-row>
        <table:table-row table:style-name="TableLine94653073496128">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ext:soft-page-break/>
        <table:table-row table:style-name="TableLine94653072281312">
          <table:table-cell table:style-name="Table2.A2" office:value-type="string">
            <text:p text:style-name="P54">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3">and inside of QDL issuing something like</text:span></text:p>
      <text:p text:style-name="Standard"/>
      <text:p text:style-name="P94">x:= my_script(arg0,arg1)</text:p>
      <text:p text:style-name="Text_20_body"/>
      <text:p text:style-name="P84">would find this in the libpath, load it and pass it the two arguments, <text:span text:style-name="T8">i.e.</text:span><text:span text:style-name="T15">, it is identical to</text:span> </text:p>
      <text:p text:style-name="P95">x:= <text:span text:style-name="T64">script_run(</text:span>my_script(‘<text:span text:style-name="T39">/path/to/my/script/my_script.qdl’, </text:span><text:span text:style-name="T40">[</text:span>arg0,arg1<text:span text:style-name="T64">]</text:span>)<text:span text:style-name="T64">);</text:span></text:p>
      <text:p text:style-name="P95"/>
      <text:p text:style-name="P84">Generally loading scripts this way is slow, however if you are using QDL as a general scripting language in your operating system, this is a good way to make utilities available to it. <text:span text:style-name="T64">Note that the lib_path is not the same as the script_path. You can toggle this as a variable with the </text:span><text:span text:style-name="T3">)ws set</text:span><text:span text:style-name="T64"> command too.</text:span></text:p>
      <text:h text:style-name="P104" text:outline-level="2"><text:bookmark-start text:name="__RefHeading___Toc6824_66498657"/>boot_script<text:bookmark-end text:name="__RefHeading___Toc6824_66498657"/></text:h>
      <text:p text:style-name="P82">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53"/>
      <table:table table:name="Table3" table:style-name="Table3">
        <table:table-column table:style-name="Table3.A"/>
        <table:table-column table:style-name="Table3.B"/>
        <table:table-column table:style-name="Table3.A"/>
        <table:table-column table:style-name="Table3.D"/>
        <table:table-row table:style-name="TableLine94653076040096">
          <table:table-cell table:style-name="Table3.A1" office:value-type="string">
            <text:p text:style-name="P8"><text:span text:style-name="T45">N</text:span>ame</text:p>
          </table:table-cell>
          <table:table-cell table:style-name="Table3.A1" office:value-type="string">
            <text:p text:style-name="P8">Req?</text:p>
          </table:table-cell>
          <table:table-cell table:style-name="Table3.A1" office:value-type="string">
            <text:p text:style-name="P8"><text:span text:style-name="T45">D</text:span>efault</text:p>
          </table:table-cell>
          <table:table-cell table:style-name="Table3.D1" office:value-type="string">
            <text:p text:style-name="P2"><text:span text:style-name="T45">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4653067922752">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653071599440">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5">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653071600400">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4653071601312">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text:soft-page-break/>over-written</text:p>
          </table:table-cell>
        </table:table-row>
        <table:table-row table:style-name="TableLine94653071602176">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2">Enable sending trace level messages to the </text:span><text:span text:style-name="T53">currently active </text:span><text:span text:style-name="T52">log.</text:span></text:p>
          </table:table-cell>
        </table:table-row>
      </table:table>
      <text:p text:style-name="P85"/>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1">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01" text:outline-level="1">editors</text:h>
      <text:p text:style-name="P83">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83"><text:span text:style-name="T22">Inside the </text:span><text:span text:style-name="T9">editors</text:span><text:span text:style-name="T16"> tag is a list of </text:span><text:span text:style-name="T9">editor</text:span><text:span text:style-name="T16"> elements with the following properties</text:span></text:p>
      <text:p text:style-name="P81"/>
      <table:table table:name="Table7" table:style-name="Table7">
        <table:table-column table:style-name="Table7.A"/>
        <table:table-column table:style-name="Table7.B"/>
        <table:table-column table:style-name="Table7.C"/>
        <table:table-column table:style-name="Table7.D"/>
        <table:table-row table:style-name="TableLine94653043029696">
          <table:table-cell table:style-name="Table7.A1" office:value-type="string">
            <text:p text:style-name="P10"><text:span text:style-name="T45">N</text:span>ame</text:p>
          </table:table-cell>
          <table:table-cell table:style-name="Table7.A1" office:value-type="string">
            <text:p text:style-name="P10">Req?</text:p>
          </table:table-cell>
          <table:table-cell table:style-name="Table7.A1" office:value-type="string">
            <text:p text:style-name="P10"><text:span text:style-name="T45">D</text:span>efault</text:p>
          </table:table-cell>
          <table:table-cell table:style-name="Table7.D1" office:value-type="string">
            <text:p text:style-name="P10"><text:span text:style-name="T45">D</text:span>escription</text:p>
          </table:table-cell>
        </table:table-row>
        <table:table-row table:style-name="TableLine94653043027968">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4653056578048">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4653056578960">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2">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97">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93"><text:s text:c="6"/><text:span text:style-name="T62">&lt;editor name="vim"</text:span></text:p>
      <text:p text:style-name="P93"><text:s text:c="14"/><text:span text:style-name="T62">exec="/usr/bin/vim"/&gt;</text:span></text:p>
      <text:p text:style-name="Preformatted_20_Text"><text:s text:c="5"/>&lt;/editor&gt;</text:p>
      <text:p text:style-name="Preformatted_20_Text"><text:s text:c="2"/>&lt;/editors&gt;</text:p>
      <text:p text:style-name="Text_20_body"/>
      <text:p text:style-name="P83"><text:soft-page-break/>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63">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62"/>
      <table:table table:name="Table4" table:style-name="Table4">
        <table:table-column table:style-name="Table4.A"/>
        <table:table-column table:style-name="Table4.B"/>
        <table:table-column table:style-name="Table4.A"/>
        <table:table-column table:style-name="Table4.D"/>
        <table:table-row table:style-name="TableLine94653035792736">
          <table:table-cell table:style-name="Table4.A1" office:value-type="string">
            <text:p text:style-name="P7"><text:span text:style-name="T45">N</text:span>ame</text:p>
          </table:table-cell>
          <table:table-cell table:style-name="Table4.A1" office:value-type="string">
            <text:p text:style-name="P7">Req?</text:p>
          </table:table-cell>
          <table:table-cell table:style-name="Table4.A1" office:value-type="string">
            <text:p text:style-name="P7"><text:span text:style-name="T45">D</text:span>efault</text:p>
          </table:table-cell>
          <table:table-cell table:style-name="Table4.D1" office:value-type="string">
            <text:p text:style-name="P7"><text:span text:style-name="T45">D</text:span>escription</text:p>
          </table:table-cell>
        </table:table-row>
        <table:table-row table:style-name="TableLine94653047589840">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4653035791088">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05" text:outline-level="3"><text:bookmark-start text:name="__RefHeading___Toc6857_66498657"/>Supported virtual file system types<text:bookmark-end text:name="__RefHeading___Toc6857_66498657"/></text:h>
      <text:p text:style-name="P65">The supported types are</text:p>
      <text:list xml:id="list3878343752" text:style-name="L1">
        <text:list-item>
          <text:p text:style-name="P108">pass_through – passes through to the underlying file system. </text:p>
        </text:list-item>
        <text:list-item>
          <text:p text:style-name="P108">memory – only in memory</text:p>
        </text:list-item>
        <text:list-item>
          <text:p text:style-name="P108">mysql – backed by a mysql database</text:p>
        </text:list-item>
        <text:list-item>
          <text:p text:style-name="P108">zip – a mounted zip file. This is always read only, but allows you to treat the file as if it were just another directory.</text:p>
        </text:list-item>
      </text:list>
      <text:p text:style-name="P65">Each type has specific configuration parameters that are detailed below.</text:p>
      <text:h text:style-name="Heading_20_3" text:outline-level="3"><text:bookmark-start text:name="__RefHeading___Toc6859_66498657"/>Scheme<text:bookmark-end text:name="__RefHeading___Toc6859_66498657"/></text:h>
      <text:p text:style-name="P63">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4"><text:span text:style-name="T31">Where in the virtual file system you want this mounted. So if this is mounted at /</text:span>A/B<text:span text:style-name="T31"> then all paths that start with scheme#/A/B will be resolved in to this file system</text:span></text:p>
      <text:p text:style-name="P75"><text:soft-page-break/>Supported virtual file system types</text:p>
      <text:p text:style-name="P76">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5">A pass-through virtual file system effectively treats a directory on the system as if it were its own separate file system. Note that since in server mode there is not direct access to the underlying file system (server<text:span text:style-name="T49">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4">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67">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66">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68">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4">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68"><text:soft-page-break/></text:p>
      <text:p text:style-name="P68">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69">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653041982400">
          <table:table-cell table:style-name="Table5.A1" office:value-type="string">
            <text:p text:style-name="P4"><text:span text:style-name="T45">N</text:span>ame</text:p>
          </table:table-cell>
          <table:table-cell table:style-name="Table5.A1" office:value-type="string">
            <text:p text:style-name="P4">Req?</text:p>
          </table:table-cell>
          <table:table-cell table:style-name="Table5.A1" office:value-type="string">
            <text:p text:style-name="P4"><text:span text:style-name="T45">D</text:span>efault</text:p>
          </table:table-cell>
          <table:table-cell table:style-name="Table5.D1" office:value-type="string">
            <text:p text:style-name="P4"><text:span text:style-name="T45">D</text:span>escription</text:p>
          </table:table-cell>
        </table:table-row>
        <table:table-row table:style-name="TableLine94653065654256">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4653065069264">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able:table-row table:style-name="TableLine94653065624896">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4653068957648">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4652941381760">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69"/>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0">This mounts a zip (compressed file, also includes java jar files). Due to the internal structure of such files, they cannot be made writeable. <text:span text:style-name="T49">(In point of fact, the entire file has to be recompressed an</text:span><text:span text:style-name="T54">d</text:span><text:span text:style-name="T49">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49">) </text:span><text:span text:style-name="T54">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text:soft-page-break/>zip_file<text:bookmark-end text:name="__RefHeading___Toc6873_66498657"/></text:h>
      <text:p text:style-name="P70">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0">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pan text:style-name="T33">m</text:span>odules<text:bookmark-end text:name="__RefHeading___Toc6830_66498657"/></text:h>
      <text:p text:style-name="P76">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3">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1"/>
      <table:table table:name="Table6" table:style-name="Table6">
        <table:table-column table:style-name="Table6.A"/>
        <table:table-column table:style-name="Table6.B"/>
        <table:table-column table:style-name="Table6.C"/>
        <table:table-column table:style-name="Table6.D"/>
        <table:table-row table:style-name="TableLine94653060390432">
          <table:table-cell table:style-name="Table6.A1" office:value-type="string">
            <text:p text:style-name="P5"><text:span text:style-name="T43">N</text:span>ame</text:p>
          </table:table-cell>
          <table:table-cell table:style-name="Table6.A1" office:value-type="string">
            <text:p text:style-name="P5">Req?</text:p>
          </table:table-cell>
          <table:table-cell table:style-name="Table6.A1" office:value-type="string">
            <text:p text:style-name="P5"><text:span text:style-name="T43">D</text:span>efault</text:p>
          </table:table-cell>
          <table:table-cell table:style-name="Table6.D1" office:value-type="string">
            <text:p text:style-name="P3"><text:span text:style-name="T43">D</text:span>escription</text:p>
          </table:table-cell>
        </table:table-row>
        <table:table-row table:style-name="TableLine94653068339168">
          <table:table-cell table:style-name="Table6.A2" office:value-type="string">
            <text:p text:style-name="P28">typ<text:span text:style-name="T43">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4653067201472">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86"/>
      <text:h text:style-name="Heading_20_3" text:outline-level="3"><text:bookmark-start text:name="__RefHeading___Toc6877_66498657"/>class_name<text:bookmark-end text:name="__RefHeading___Toc6877_66498657"/></text:h>
      <text:p text:style-name="P71">(Java only modules) the name of the module. This must have a no-argument constructor and conform to the requirements for a java module.</text:p>
      <text:h text:style-name="Heading_20_3" text:outline-level="3"><text:bookmark-start text:name="__RefHeading___Toc6879_66498657"/><text:span text:style-name="T44">p</text:span>ath<text:bookmark-end text:name="__RefHeading___Toc6879_66498657"/></text:h>
      <text:p text:style-name="P71">(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oft-page-break/><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1">In this case, two modules are <text:span text:style-name="T44">loaded</text:span>. <text:span text:style-name="T44">The java module is imported but the qdl module is not. </text:span><text:s/></text:p>
      <text:h text:style-name="P102" text:outline-level="1"><text:bookmark-start text:name="__RefHeading___Toc6881_66498657"/><text:span text:style-name="T46">w</text:span>orkspace<text:bookmark-end text:name="__RefHeading___Toc6881_66498657"/></text:h>
      <text:p text:style-name="P78">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653069188688">
          <table:table-cell table:style-name="Table1.A1" office:value-type="string">
            <text:p text:style-name="P6"><text:span text:style-name="T45">N</text:span>ame</text:p>
          </table:table-cell>
          <table:table-cell table:style-name="Table1.A1" office:value-type="string">
            <text:p text:style-name="P6">Req?</text:p>
          </table:table-cell>
          <table:table-cell table:style-name="Table1.A1" office:value-type="string">
            <text:p text:style-name="P6"><text:span text:style-name="T45">D</text:span>efault</text:p>
          </table:table-cell>
          <table:table-cell table:style-name="Table1.D1" office:value-type="string">
            <text:p text:style-name="P1"><text:span text:style-name="T45">D</text:span>escription</text:p>
          </table:table-cell>
        </table:table-row>
        <table:table-row table:style-name="TableLine94653060388784">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4653063358704">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4653058819664">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4653078129472">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4653078130384">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4653078131248">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7">Only a minimal startup message will be shown so you know the workspace started normally.</text:span></text:p>
          </table:table-cell>
        </table:table-row>
        <table:table-row table:style-name="TableLine94653078132160">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4653078133072">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4653078134064">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
      <text:p text:style-name="P60"/>
      <text:h text:style-name="Heading_20_2" text:outline-level="2"><text:bookmark-start text:name="__RefHeading___Toc6841_66498657"/>home_dir<text:bookmark-end text:name="__RefHeading___Toc6841_66498657"/></text:h>
      <text:p text:style-name="P59">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59">This is the environment file. It is a standard java properties file and once the workspace is up and running, the contents can be seen by issuing </text:p>
      <text:p text:style-name="P59"><text:soft-page-break/>)env</text:p>
      <text:p text:style-name="P77">Read up in the qdl workspace reference more about ho<text:span text:style-name="T55">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1"><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1"/>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6-02T06:21:04.278453454</dc:date>
    <meta:editing-duration>P17DT14H59M21S</meta:editing-duration>
    <meta:editing-cycles>56</meta:editing-cycles>
    <meta:generator>LibreOffice/6.4.7.2$Linux_X86_64 LibreOffice_project/40$Build-2</meta:generator>
    <meta:document-statistic meta:table-count="7" meta:image-count="0" meta:object-count="0" meta:page-count="11" meta:paragraph-count="378" meta:word-count="2803" meta:character-count="17928" meta:non-whitespace-character-count="14801"/>
  </office:meta>
</office:document-meta>
</file>